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856cm" fo:min-width="0.795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4.355cm" fo:min-width="10.612cm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middle" fo:min-height="1.423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372cm" fo:min-width="2.817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372cm" fo:min-width="2.816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177cm"/>
      <style:paragraph-properties style:writing-mode="lr-tb"/>
    </style:style>
    <style:style style:name="gr10" style:family="graphic" style:parent-style-name="objectwithoutfill">
      <style:graphic-properties draw:stroke="dash" draw:stroke-dash="Double_20_Dash_20__28_Rounded_29_" svg:stroke-width="0.053cm" svg:stroke-color="#000000" draw:marker-start-width="0.279cm" draw:marker-end="Arrowheads_20_1" draw:marker-end-width="0.379cm" svg:stroke-linecap="round" draw:fill="none" draw:textarea-vertical-align="middle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bottom" fo:min-height="0.712cm"/>
      <style:paragraph-properties style:writing-mode="lr-tb"/>
    </style:style>
    <style:style style:name="gr12" style:family="graphic" style:parent-style-name="objectwithoutfill">
      <style:graphic-properties draw:stroke="solid" draw:stroke-dash="Double_20_Dash_20__28_Rounded_29_" svg:stroke-width="0.053cm" svg:stroke-color="#000000" draw:marker-start-width="0.279cm" draw:marker-end="Arrowheads_20_1" draw:marker-end-width="0.379cm" svg:stroke-linecap="round" draw:fill="none" draw:textarea-vertical-align="middle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bottom" fo:min-height="0.71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bottom" fo:min-height="0.412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bottom" fo:min-height="0.412cm"/>
      <style:paragraph-properties style:writing-mode="lr-tb"/>
    </style:style>
    <style:style style:name="gr16" style:family="graphic" style:parent-style-name="objectwithoutfill">
      <style:graphic-properties svg:stroke-width="0.053cm" svg:stroke-color="#000000" draw:marker-start-width="0.2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text-properties fo:font-size="15pt" fo:font-weight="normal"/>
    </style:style>
    <style:style style:name="P5" style:family="paragraph">
      <loext:graphic-properties draw:fill="none" draw:fill-color="#ffffff"/>
      <style:text-properties fo:font-size="15pt" fo:font-weight="normal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.5pt" style:font-size-asian="10.5pt" style:font-size-complex="10.5pt"/>
    </style:style>
    <style:style style:name="P10" style:family="paragraph">
      <loext:graphic-properties draw:fill="none"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905cm" svg:height="1.638cm" svg:x="3.175cm" svg:y="7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4.128cm" svg:y1="9.575cm" svg:x2="4.128cm" svg:y2="11.446cm">
            <text:p/>
          </draw:line>
          <draw:line draw:style-name="gr3" draw:text-style-name="P1" draw:layer="layout" svg:x1="3.175cm" svg:y1="10.511cm" svg:x2="5.08cm" svg:y2="10.511cm">
            <text:p/>
          </draw:line>
          <draw:line draw:style-name="gr3" draw:text-style-name="P1" draw:layer="layout" svg:x1="4.128cm" svg:y1="11.446cm" svg:x2="5.081cm" svg:y2="12.382cm">
            <text:p/>
          </draw:line>
          <draw:line draw:style-name="gr3" draw:text-style-name="P1" draw:layer="layout" svg:x1="4.128cm" svg:y1="11.446cm" svg:x2="3.175cm" svg:y2="12.382cm">
            <text:p/>
          </draw:line>
        </draw:g>
        <draw:custom-shape draw:style-name="gr4" draw:text-style-name="P1" draw:layer="layout" svg:width="11.112cm" svg:height="14.605cm" svg:x="10.795cm" svg:y="3.17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795cm" svg:y1="4.762cm" svg:x2="19.05cm" svg:y2="4.762cm">
          <text:p/>
        </draw:line>
        <draw:line draw:style-name="gr3" draw:text-style-name="P1" draw:layer="layout" svg:x1="19.685cm" svg:y1="4.127cm" svg:x2="19.051cm" svg:y2="4.762cm">
          <text:p/>
        </draw:line>
        <draw:line draw:style-name="gr3" draw:text-style-name="P1" draw:layer="layout" svg:x1="19.685cm" svg:y1="4.128cm" svg:x2="19.685cm" svg:y2="3.175cm">
          <text:p/>
        </draw:line>
        <draw:frame draw:style-name="gr5" draw:text-style-name="P3" draw:layer="layout" svg:width="9.525cm" svg:height="1.673cm" svg:x="10.795cm" svg:y="3.175cm">
          <draw:text-box>
            <text:p text:style-name="P2"><text:span text:style-name="T1">UCD: Order Processing System</text:span></text:p>
          </draw:text-box>
        </draw:frame>
        <draw:custom-shape draw:style-name="gr6" draw:text-style-name="P1" draw:layer="layout" svg:width="4.763cm" svg:height="0.952cm" svg:x="13.9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762cm" svg:height="0.952cm" svg:x="11.11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762cm" svg:height="0.952cm" svg:x="17.02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762cm" svg:height="0.952cm" svg:x="13.9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762cm" svg:height="0.952cm" svg:x="11.43cm" svg:y="15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762cm" svg:height="0.952cm" svg:x="16.828cm" svg:y="15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763cm" svg:height="0.952cm" svg:x="16.827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3.927cm" svg:height="0.953cm" svg:x="17.345cm" svg:y="5.08cm">
          <draw:text-box>
            <text:p text:style-name="P4">View Catalog</text:p>
          </draw:text-box>
        </draw:frame>
        <draw:frame draw:style-name="gr8" draw:text-style-name="P5" draw:layer="layout" svg:width="3.927cm" svg:height="0.953cm" svg:x="14.688cm" svg:y="7.62cm">
          <draw:text-box>
            <text:p text:style-name="P4">Place Order</text:p>
          </draw:text-box>
        </draw:frame>
        <draw:frame draw:style-name="gr8" draw:text-style-name="P5" draw:layer="layout" svg:width="3.927cm" svg:height="0.953cm" svg:x="18.045cm" svg:y="10.16cm">
          <draw:text-box>
            <text:p text:style-name="P4">Select item</text:p>
          </draw:text-box>
        </draw:frame>
        <draw:frame draw:style-name="gr8" draw:text-style-name="P5" draw:layer="layout" svg:width="3.927cm" svg:height="0.953cm" svg:x="11.565cm" svg:y="10.16cm">
          <draw:text-box>
            <text:p text:style-name="P4">Provide Data</text:p>
          </draw:text-box>
        </draw:frame>
        <draw:frame draw:style-name="gr9" draw:text-style-name="P5" draw:layer="layout" svg:width="4.128cm" svg:height="1.427cm" svg:x="14.287cm" svg:y="12.7cm">
          <draw:text-box>
            <text:p text:style-name="P4">Make Payment</text:p>
          </draw:text-box>
        </draw:frame>
        <draw:frame draw:style-name="gr8" draw:text-style-name="P5" draw:layer="layout" svg:width="3.927cm" svg:height="0.953cm" svg:x="17.462cm" svg:y="15.557cm">
          <draw:text-box>
            <text:p text:style-name="P4">Pay by ca<text:span text:style-name="T2">r</text:span>d</text:p>
          </draw:text-box>
        </draw:frame>
        <draw:frame draw:style-name="gr8" draw:text-style-name="P5" draw:layer="layout" svg:width="3.927cm" svg:height="0.953cm" svg:x="11.965cm" svg:y="15.557cm">
          <draw:text-box>
            <text:p text:style-name="P4">Pay by cash</text:p>
          </draw:text-box>
        </draw:frame>
        <draw:line draw:style-name="gr10" draw:text-style-name="P1" draw:layer="layout" svg:x1="16.192cm" svg:y1="7.62cm" svg:x2="19.367cm" svg:y2="6.032cm">
          <text:p text:style-name="P6"/>
        </draw:line>
        <draw:frame draw:style-name="gr11" draw:text-style-name="P8" draw:layer="layout" svg:width="5.08cm" svg:height="0.962cm" draw:transform="rotate (0.506145483078356) translate (14.624cm 7.449cm)">
          <draw:text-box>
            <text:p text:style-name="P7"><text:span text:style-name="T3">&lt;&lt;extends&gt;&gt;</text:span></text:p>
          </draw:text-box>
        </draw:frame>
        <draw:line draw:style-name="gr12" draw:text-style-name="P1" draw:layer="layout" svg:x1="16.192cm" svg:y1="8.572cm" svg:x2="19.685cm" svg:y2="10.16cm">
          <text:p/>
        </draw:line>
        <draw:line draw:style-name="gr12" draw:text-style-name="P1" draw:layer="layout" svg:x1="16.179cm" svg:y1="8.567cm" svg:x2="13.335cm" svg:y2="10.16cm">
          <text:p/>
        </draw:line>
        <draw:line draw:style-name="gr12" draw:text-style-name="P1" draw:layer="layout" svg:x1="16.179cm" svg:y1="8.567cm" svg:x2="16.192cm" svg:y2="12.7cm">
          <text:p/>
        </draw:line>
        <draw:frame draw:style-name="gr13" draw:text-style-name="P9" draw:layer="layout" svg:width="3.547cm" svg:height="0.962cm" draw:transform="rotate (0.506145483078356) translate (12.679cm 9.514cm)">
          <draw:text-box>
            <text:p text:style-name="P7"><text:span text:style-name="T4">&lt;&lt;include&gt;&gt;</text:span></text:p>
          </draw:text-box>
        </draw:frame>
        <draw:frame draw:style-name="gr14" draw:text-style-name="P9" draw:layer="layout" svg:width="2.684cm" svg:height="0.662cm" draw:transform="rotate (-0.436332312998582) translate (17.237cm 8.377cm)">
          <draw:text-box>
            <text:p text:style-name="P7"><text:span text:style-name="T4">&lt;&lt;include&gt;&gt;</text:span></text:p>
          </draw:text-box>
        </draw:frame>
        <draw:frame draw:style-name="gr15" draw:text-style-name="P9" draw:layer="layout" svg:width="2.684cm" svg:height="0.662cm" draw:transform="rotate (-1.60570291183478) translate (16.809cm 9.127cm)">
          <draw:text-box>
            <text:p text:style-name="P7"><text:span text:style-name="T4">&lt;&lt;include&gt;&gt;</text:span></text:p>
          </draw:text-box>
        </draw:frame>
        <draw:line draw:style-name="gr16" draw:text-style-name="P1" draw:layer="layout" svg:x1="13.652cm" svg:y1="15.557cm" svg:x2="15.557cm" svg:y2="13.652cm">
          <text:p/>
        </draw:line>
        <draw:line draw:style-name="gr16" draw:text-style-name="P1" draw:layer="layout" svg:x1="19.05cm" svg:y1="15.557cm" svg:x2="17.145cm" svg:y2="13.652cm">
          <text:p/>
        </draw:line>
        <draw:line draw:style-name="gr3" draw:text-style-name="P1" draw:layer="layout" svg:x1="5.397cm" svg:y1="10.477cm" svg:x2="13.97cm" svg:y2="8.037cm">
          <text:p/>
        </draw:line>
        <draw:frame draw:style-name="gr17" draw:text-style-name="P10" draw:layer="layout" svg:width="3.81cm" svg:height="1.27cm" svg:x="2.522cm" svg:y="13.017cm">
          <draw:text-box>
            <text:p>Customer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3000 3000" svg:d="M1500 0l1500 3000h-3000zM1500 447l-1176 2353h2353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13:31:29.597431791</meta:creation-date>
    <dc:date>2023-07-22T13:58:27.406786245</dc:date>
    <meta:editing-duration>PT26M59S</meta:editing-duration>
    <meta:editing-cycles>1</meta:editing-cycles>
    <meta:document-statistic meta:object-count="37"/>
    <meta:generator>LibreOffice/7.5.4.2$Linux_X86_64 LibreOffice_project/50$Build-2</meta:generator>
  </office:meta>
</office:document-meta>
</file>